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font-weight="bold" officeooo:rsid="000b80c6" officeooo:paragraph-rsid="000b80c6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paragraph-rsid="001483b0"/>
    </style:style>
    <style:style style:name="P3" style:family="paragraph" style:parent-style-name="Standard">
      <style:text-properties officeooo:paragraph-rsid="00162410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d517b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e9c49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b80c6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0b80c6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0b80c6" officeooo:paragraph-rsid="000b80c6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0b80c6" officeooo:paragraph-rsid="000b80c6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0b80c6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0b80c6" officeooo:paragraph-rsid="000b80c6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c9fae" officeooo:paragraph-rsid="000c9fa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fae" officeooo:paragraph-rsid="000c9fa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a0" officeooo:paragraph-rsid="000d0ea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d517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d517b" officeooo:paragraph-rsid="000d517b" style:font-size-asian="14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fo:font-weight="bold" officeooo:rsid="000c9fae" officeooo:paragraph-rsid="000c9fae" style:font-size-asian="12.25pt" style:font-weight-asian="bold" style:font-size-complex="14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fo:font-weight="bold" officeooo:rsid="000c9fae" officeooo:paragraph-rsid="000c9fae" style:font-size-asian="12.25pt" style:font-weight-asian="bold" style:font-size-complex="14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rsid="000d0ea0" officeooo:paragraph-rsid="000d0ea0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paragraph-rsid="000e9c49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paragraph-rsid="000e9c49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5618in" style:auto-text-indent="false" style:page-number="auto" fo:background-color="transparent"/>
      <style:text-properties officeooo:paragraph-rsid="000fd9bf"/>
    </style:style>
    <style:style style:name="P25" style:family="paragraph" style:parent-style-name="Standard">
      <loext:graphic-properties draw:fill="none"/>
      <style:paragraph-properties fo:margin-left="0in" fo:margin-right="0in" fo:text-indent="0.5618in" style:auto-text-indent="false" fo:background-color="transparent"/>
      <style:text-properties officeooo:paragraph-rsid="000fd9bf"/>
    </style:style>
    <style:style style:name="P26" style:family="paragraph" style:parent-style-name="Standard">
      <loext:graphic-properties draw:fill="none"/>
      <style:paragraph-properties fo:margin-left="0in" fo:margin-right="0in" fo:text-indent="0.5618in" style:auto-text-indent="false" fo:background-color="transparent"/>
      <style:text-properties officeooo:paragraph-rsid="00117afb"/>
    </style:style>
    <style:style style:name="P27" style:family="paragraph" style:parent-style-name="Standard">
      <loext:graphic-properties draw:fill="none"/>
      <style:paragraph-properties fo:margin-left="0in" fo:margin-right="0in" fo:text-indent="0.5618in" style:auto-text-indent="false" fo:background-color="transparent"/>
      <style:text-properties officeooo:paragraph-rsid="00135932"/>
    </style:style>
    <style:style style:name="P28" style:family="paragraph" style:parent-style-name="Standard">
      <loext:graphic-properties draw:fill="none"/>
      <style:paragraph-properties fo:margin-left="0in" fo:margin-right="0in" fo:text-indent="0.5618in" style:auto-text-indent="false" fo:background-color="transparent"/>
      <style:text-properties officeooo:paragraph-rsid="001483b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0c6" style:font-size-asian="12.25pt" style:font-weight-asian="bold" style:font-size-complex="14pt" style:font-weight-complex="bold"/>
    </style:style>
    <style:style style:name="T4" style:family="text">
      <style:text-properties officeooo:rsid="000b80c6" style:font-size-asian="12.25pt" style:font-weight-asian="normal" style:font-size-complex="14pt" style:font-weight-complex="normal"/>
    </style:style>
    <style:style style:name="T5" style:family="text">
      <style:text-properties officeooo:rsid="000bd1d1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bold" officeooo:rsid="000d517b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 loext:padding-left="0in" loext:padding-right="0in" loext:padding-top="0in" loext:padding-bottom="0.0193in" loext:border-left="none" loext:border-right="none" loext:border-top="none" loext:border-bottom="0.06pt dotted #d9d9d9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0d517b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0d517b" style:font-size-asian="14pt" style:font-weight-asian="normal" style:font-size-complex="14pt" style:font-weight-complex="normal" loext:padding-left="0in" loext:padding-right="0in" loext:padding-top="0in" loext:padding-bottom="0.0193in" loext:border-left="none" loext:border-right="none" loext:border-top="none" loext:border-bottom="0.06pt dotted #d9d9d9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 loext:padding="0in" loext:border="none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0fd9bf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0fd9bf" style:font-size-asian="14pt" style:font-weight-asian="normal" style:font-size-complex="14pt" style:font-weight-complex="normal" loext:padding-left="0in" loext:padding-right="0in" loext:padding-top="0in" loext:padding-bottom="0.0193in" loext:border-left="none" loext:border-right="none" loext:border-top="none" loext:border-bottom="0.06pt dotted #d9d9d9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in" loext:border="none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0d517b" style:font-size-asian="14pt" style:font-size-complex="14pt" loext:padding="0in" loext:border="none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 loext:padding="0in" loext:border="none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d517b" style:font-size-asian="14pt" style:font-weight-asian="normal" style:font-size-complex="14pt" style:font-weight-complex="normal" loext:padding="0in" loext:border="none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e9c49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 loext:padding="0in" loext:border="none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d517b" style:font-size-asian="14pt" style:font-size-complex="14pt" loext:padding="0in" loext:border="none"/>
    </style:style>
    <style:style style:name="T24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weight="normal" officeooo:rsid="000d517b" style:font-size-asian="14pt" style:font-size-complex="14pt" loext:padding="0in" loext:border="none"/>
    </style:style>
    <style:style style:name="T26" style:family="text">
      <style:text-properties fo:font-variant="normal" fo:text-transform="none" fo:color="#000000" style:font-name="Times new roman" fo:font-size="14pt" fo:letter-spacing="normal" fo:font-weight="normal" officeooo:rsid="000d517b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27" style:family="text">
      <style:text-properties fo:font-variant="normal" fo:text-transform="none" fo:color="#000000" style:font-name="Times new roman" fo:font-size="14pt" fo:letter-spacing="normal" fo:font-style="italic" fo:font-weight="normal" officeooo:rsid="000d517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font-style="italic" fo:font-weight="normal" officeooo:rsid="000d517b" style:font-size-asian="14pt" style:font-weight-asian="normal" style:font-size-complex="14pt" style:font-weight-complex="normal" loext:padding-left="0in" loext:padding-right="0in" loext:padding-top="0in" loext:padding-bottom="0.0193in" loext:border-left="none" loext:border-right="none" loext:border-top="none" loext:border-bottom="0.06pt dotted #d9d9d9"/>
    </style:style>
    <style:style style:name="T29" style:family="text">
      <style:text-properties fo:font-variant="normal" fo:text-transform="none" fo:color="#000000" style:font-name="Times new roman" fo:font-size="14pt" fo:letter-spacing="normal" fo:font-style="italic" fo:font-weight="normal" officeooo:rsid="000d517b" style:font-size-asian="14pt" style:font-weight-asian="normal" style:font-size-complex="14pt" style:font-weight-complex="normal" loext:padding="0in" loext:border="none"/>
    </style:style>
    <style:style style:name="T30" style:family="text">
      <style:text-properties fo:font-variant="normal" fo:text-transform="none" fo:color="#000000" style:font-name="Times new roman" fo:font-size="14pt" fo:letter-spacing="normal" style:text-underline-style="none" fo:font-weight="normal" officeooo:rsid="000e9c49" style:font-size-asian="14pt" style:font-size-complex="14pt" loext:padding="0in" loext:border="none"/>
    </style:style>
    <style:style style:name="T31" style:family="text">
      <style:text-properties fo:color="#000000" style:font-name="Times new roman" fo:font-size="14pt" fo:letter-spacing="normal" fo:font-style="italic" style:text-underline-style="none" fo:font-weight="normal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32" style:family="text">
      <style:text-properties fo:color="#000000" style:font-name="Times new roman" fo:font-size="14pt" fo:letter-spacing="normal" fo:font-style="italic" style:text-underline-style="none" fo:font-weight="normal" style:font-size-asian="14pt" style:font-size-complex="14pt" loext:padding="0in" loext:border="none"/>
    </style:style>
    <style:style style:name="T33" style:family="text">
      <style:text-properties fo:color="#000000" style:font-name="Times new roman" fo:font-size="14pt" fo:letter-spacing="normal" fo:font-style="italic" style:text-underline-style="none" fo:font-weight="normal" officeooo:rsid="000e9c49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34" style:family="text">
      <style:text-properties fo:color="#000000" style:font-name="Times new roman" fo:font-size="14pt" fo:letter-spacing="normal" fo:font-style="italic" style:text-underline-style="none" fo:font-weight="normal" officeooo:rsid="000e9c49" style:font-size-asian="14pt" style:font-size-complex="14pt" loext:padding="0in" loext:border="none"/>
    </style:style>
    <style:style style:name="T35" style:family="text">
      <style:text-properties fo:color="#000000" style:font-name="Times new roman" fo:font-size="14pt" fo:letter-spacing="normal" fo:font-style="normal" style:text-underline-style="none" fo:font-weight="normal" officeooo:rsid="000fd9bf" style:font-size-asian="14pt" style:font-style-asian="normal" style:font-size-complex="14pt" style:font-style-complex="normal" loext:padding="0in" loext:border="none"/>
    </style:style>
    <style:style style:name="T36" style:family="text">
      <style:text-properties fo:color="#000000" style:font-name="Times new roman" fo:font-size="14pt" fo:letter-spacing="normal" fo:font-style="normal" style:text-underline-style="none" fo:font-weight="normal" officeooo:rsid="00116e0c" style:font-size-asian="14pt" style:font-style-asian="normal" style:font-size-complex="14pt" style:font-style-complex="normal" loext:padding="0in" loext:border="none"/>
    </style:style>
    <style:style style:name="T37" style:family="text">
      <style:text-properties fo:color="#000000" style:font-name="Times new roman" fo:font-size="14pt" fo:letter-spacing="normal" fo:font-style="normal" style:text-underline-style="none" fo:font-weight="normal" officeooo:rsid="00117afb" style:font-size-asian="14pt" style:font-style-asian="normal" style:font-size-complex="14pt" style:font-style-complex="normal" loext:padding="0in" loext:border="none"/>
    </style:style>
    <style:style style:name="T38" style:family="text">
      <style:text-properties fo:color="#000000" style:font-name="Times new roman" fo:font-size="14pt" fo:letter-spacing="normal" fo:font-style="normal" style:text-underline-style="none" fo:font-weight="normal" officeooo:rsid="00117a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9" style:family="text">
      <style:text-properties fo:color="#000000" style:font-name="Times new roman" fo:font-size="14pt" fo:letter-spacing="normal" fo:font-style="normal" style:text-underline-style="none" fo:font-weight="normal" officeooo:rsid="00135932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0" style:family="text">
      <style:text-properties fo:color="#000000" style:font-name="Times new roman" fo:font-size="14pt" fo:letter-spacing="normal" fo:font-style="normal" style:text-underline-style="none" fo:font-weight="normal" officeooo:rsid="001483b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1" style:family="text">
      <style:text-properties fo:color="#000000" style:font-name="Times new roman" fo:font-size="14pt" fo:letter-spacing="normal" fo:font-style="normal" style:text-underline-style="none" fo:font-weight="normal" officeooo:rsid="0016241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2" style:family="text">
      <style:text-properties fo:color="#000000" style:font-name="Times new roman" fo:font-size="14pt" fo:letter-spacing="normal" fo:font-style="normal" style:text-underline-style="none" fo:font-weight="bold" officeooo:rsid="00117af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3" style:family="text">
      <style:text-properties fo:color="#000000" style:font-name="Times new roman" fo:font-size="14pt" fo:letter-spacing="normal" fo:font-style="normal" style:text-underline-style="none" fo:font-weight="bold" officeooo:rsid="000fd9b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4" style:family="text">
      <style:text-properties fo:color="#000000" style:font-name="Times new roman" fo:font-size="14pt" fo:letter-spacing="normal" fo:font-style="normal" style:text-underline-style="none" fo:font-weight="bold" officeooo:rsid="00116e0c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5" style:family="text">
      <style:text-properties fo:color="#000000" style:font-name="Times new roman" fo:font-size="14pt" fo:letter-spacing="normal" fo:font-style="normal" style:text-underline-style="none" fo:font-weight="bold" officeooo:rsid="0013593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6" style:family="text">
      <style:text-properties fo:color="#000000" style:font-name="Times new roman" fo:font-size="14pt" fo:letter-spacing="normal" fo:font-style="normal" style:text-underline-style="none" fo:font-weight="bold" officeooo:rsid="0016241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7" style:family="text">
      <style:text-properties fo:color="#000000" style:font-name="Times new roman" fo:font-size="14pt" style:text-underline-style="none" officeooo:rsid="000e9c49" style:font-size-asian="14pt" style:font-size-complex="14pt"/>
    </style:style>
    <style:style style:name="T48" style:family="text">
      <style:text-properties fo:color="#000000" style:font-name="Times new roman" fo:font-size="14pt" style:text-underline-style="none" officeooo:rsid="000e9c49" style:font-size-asian="14pt" style:font-size-complex="14pt" loext:padding="0in" loext:border="none"/>
    </style:style>
    <style:style style:name="T49" style:family="text">
      <style:text-properties fo:color="#000000" style:font-name="Times new roman" fo:font-size="14pt" style:text-underline-style="none" style:font-size-asian="14pt" style:font-size-complex="14pt" loext:padding-left="0in" loext:padding-right="0in" loext:padding-top="0in" loext:padding-bottom="0.0193in" loext:border-left="none" loext:border-right="none" loext:border-top="none" loext:border-bottom="0.06pt dotted #d9d9d9"/>
    </style:style>
    <style:style style:name="T50" style:family="text">
      <style:text-properties fo:color="#000000" style:font-name="Times new roman" fo:font-size="14pt" style:text-underline-style="none" style:font-size-asian="14pt" style:font-size-complex="14pt" loext:padding="0in" loext:border="none"/>
    </style:style>
    <style:style style:name="T51" style:family="text">
      <style:text-properties fo:color="#000000" style:font-name="Times new roman" fo:font-size="14pt" style:text-underline-style="none" fo:font-weight="bold" officeooo:rsid="000e9c49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уппа<text:span text:style-name="T1">: ИУ5 — 21</text:span></text:p>
      <text:p text:style-name="P1">Студент: <text:span text:style-name="T1">Белоусов Евгений</text:span></text:p>
      <text:p text:style-name="P12"/>
      <text:p text:style-name="P8"><text:span text:style-name="T3">КВ № 6.</text:span><text:span text:style-name="T4"> Понятия “информация”, “сообщение”, “обработка”: привести лекционные и дать альтернативные определения и их сравнительный ана</text:span>лиз. Привести формальное выражение для понятия “обработка”. Примеры информации и сообщений.</text:p>
      <text:p text:style-name="P7"/>
      <text:p text:style-name="P9">Лекционные определения:</text:p>
      <text:p text:style-name="P10"><text:span text:style-name="T2">Информация</text:span> — это материализованный результат отражения в сознании человека окружающей действительности, воспринимаемой его <text:span text:style-name="T5">рецепторами. </text:span><text:s/><text:span text:style-name="T5">В широком смысле информация является вербальной моделью окружающей действительности.</text:span></text:p>
      <text:p text:style-name="P11"/>
      <text:p text:style-name="P18">Сообщение<text:span text:style-name="T1"> — это фиксированный объем информации, состоящий из двух частей: </text:span></text:p>
      <text:list xml:id="list6196136894614496297" text:style-name="L1">
        <text:list-item>
          <text:p text:style-name="P13">заголовка (содержит все необходимые атрибуты, позволяющие установить источник сообщений, автора, время, приемник и так далее;</text:p>
        </text:list-item>
        <text:list-item>
          <text:p text:style-name="P13">информационной части.</text:p>
        </text:list-item>
      </text:list>
      <text:p text:style-name="P14"/>
      <text:p text:style-name="P18">Обработка информации<text:span text:style-name="T1"> — это упорядоченное множество многократных преобразований над сообщениями, изменяющих его местоположение, форму, содержание.</text:span></text:p>
      <text:p text:style-name="P14"/>
      <text:p text:style-name="P20">Альтернативные определения:</text:p>
      <text:p text:style-name="P15"/>
      <text:p text:style-name="P21"><text:span text:style-name="T6">Информация</text:span><text:span text:style-name="T8"> — </text:span><text:span text:style-name="T9">любые сведения</text:span><text:span text:style-name="T24"> </text:span><text:span text:style-name="T9">и</text:span><text:span text:style-name="T24"> </text:span><text:span text:style-name="T9">данные</text:span><text:span text:style-name="T8">, </text:span><text:span text:style-name="T9">отражающие</text:span><text:span text:style-name="T24"> </text:span><text:span text:style-name="T9">свойства</text:span><text:span text:style-name="T24"> </text:span><text:span text:style-name="T9">объектов природных</text:span><text:span text:style-name="T24"> </text:span><text:span text:style-name="T8">(</text:span><text:span text:style-name="T9">биол</text:span><text:span text:style-name="T14">огических</text:span><text:span text:style-name="T8">, </text:span><text:span text:style-name="T9">физ</text:span><text:span text:style-name="T14">ических</text:span><text:span text:style-name="T8"> </text:span><text:span text:style-name="T9">и</text:span><text:span text:style-name="T24"> </text:span><text:span text:style-name="T9">др</text:span><text:span text:style-name="T8">.), </text:span><text:span text:style-name="T9">социальных</text:span><text:span text:style-name="T24"> </text:span><text:span text:style-name="T9">и</text:span><text:span text:style-name="T24"> </text:span><text:span text:style-name="T9">техн</text:span><text:span text:style-name="T8">. </text:span><text:span text:style-name="T9">системах</text:span><text:span text:style-name="T24"> </text:span><text:span text:style-name="T9">и</text:span><text:span text:style-name="T24"> </text:span><text:span text:style-name="T9">передаваемые</text:span><text:span text:style-name="T24"> </text:span><text:span text:style-name="T9">звуковым</text:span><text:span text:style-name="T8">, </text:span><text:span text:style-name="T9">графическим</text:span><text:span text:style-name="T24"> </text:span><text:span text:style-name="T8">(</text:span><text:span text:style-name="T9">в</text:span><text:span text:style-name="T24"> </text:span><text:span text:style-name="T9">т</text:span><text:span text:style-name="T11">ом</text:span><text:span text:style-name="T8"> </text:span><text:span text:style-name="T9">ч</text:span><text:span text:style-name="T11">исле</text:span><text:span text:style-name="T8"> </text:span><text:span text:style-name="T9">письменным</text:span><text:span text:style-name="T8">) </text:span><text:span text:style-name="T9">или</text:span><text:span text:style-name="T24"> </text:span><text:span text:style-name="T9">иным</text:span><text:span text:style-name="T24"> </text:span><text:span text:style-name="T9">способом</text:span><text:span text:style-name="T24"> </text:span><text:span text:style-name="T9">без</text:span><text:span text:style-name="T24"> </text:span><text:span text:style-name="T9">применения</text:span><text:span text:style-name="T24"> </text:span><text:span text:style-name="T9">или</text:span><text:span text:style-name="T24"> </text:span><text:span text:style-name="T9">с</text:span><text:span text:style-name="T24"> </text:span><text:span text:style-name="T9">применением</text:span><text:span text:style-name="T24"> </text:span><text:span text:style-name="T9">техн</text:span><text:span text:style-name="T14">ических</text:span><text:span text:style-name="T8"> </text:span><text:span text:style-name="T13">с</text:span><text:span text:style-name="T9">редств</text:span><text:span text:style-name="T8">. </text:span><text:span text:style-name="T10">(</text:span><text:span text:style-name="T28">Физическая</text:span><text:span text:style-name="T29"> </text:span><text:span text:style-name="T28">энциклопедия</text:span><text:span text:style-name="T29">. </text:span><text:span text:style-name="T28">В</text:span><text:span text:style-name="T29"> </text:span><text:span text:style-name="T28">5</text:span><text:span text:style-name="T29">-</text:span><text:span text:style-name="T28">ти</text:span><text:span text:style-name="T29"> </text:span><text:span text:style-name="T28">томах</text:span><text:span text:style-name="T29">. — </text:span><text:span text:style-name="T28">М</text:span><text:span text:style-name="T29">.</text:span><text:span text:style-name="T28">:</text:span><text:span text:style-name="T29"> </text:span><text:span text:style-name="T28">Советская</text:span><text:span text:style-name="T29"> </text:span><text:span text:style-name="T28">энциклопедия</text:span><text:span text:style-name="T27">. </text:span><text:span text:style-name="T28">Главный</text:span><text:span text:style-name="T29"> </text:span><text:span text:style-name="T28">редактор</text:span><text:span text:style-name="T29"> </text:span><text:span text:style-name="T28">А</text:span><text:span text:style-name="T29">. </text:span><text:span text:style-name="T28">М</text:span><text:span text:style-name="T29">. </text:span><text:span text:style-name="T28">Прохоров</text:span><text:span text:style-name="T27">. </text:span><text:span text:style-name="T28">1988</text:span><text:span text:style-name="T27">.</text:span><text:span text:style-name="T10">)</text:span></text:p>
      <text:p text:style-name="P16"/>
      <text:p text:style-name="P22"><text:span text:style-name="T7">Сообщение</text:span><text:span text:style-name="T10"> — </text:span><text:span text:style-name="Strong_20_Emphasis"><text:span text:style-name="T15">1</text:span></text:span><text:span text:style-name="Strong_20_Emphasis"><text:span text:style-name="T16">.</text:span></text:span><text:span text:style-name="T12"> </text:span><text:span text:style-name="T9">см</text:span><text:span text:style-name="T12">.</text:span><text:span text:style-name="T18"> </text:span><text:span text:style-name="T19">сообщить</text:span><text:span text:style-name="T18">.</text:span></text:p>
      <text:p text:style-name="P4"><text:bookmark text:name="selection_index7"/><text:span text:style-name="Strong_20_Emphasis"><text:span text:style-name="T21">2</text:span></text:span><text:span text:style-name="Strong_20_Emphasis"><text:span text:style-name="T22">.</text:span></text:span><text:span text:style-name="T22"> </text:span><text:span text:style-name="T21">То</text:span><text:span text:style-name="T22">, </text:span><text:span text:style-name="T21">что</text:span><text:span text:style-name="T22"> </text:span><text:span text:style-name="T21">сообщается</text:span><text:span text:style-name="T22">, </text:span><text:span text:style-name="T21">известие</text:span><text:span text:style-name="T22">, </text:span><text:span text:style-name="T23">информация </text:span><text:span text:style-name="T22">(</text:span><text:span text:style-name="T21">во</text:span><text:span text:style-name="T22"> </text:span><text:span text:style-name="T21">2</text:span><text:span text:style-name="T22"> </text:span><text:span text:style-name="T23">знач.</text:span><text:span text:style-name="T22">). </text:span><text:span text:style-name="Emphasis"><text:span text:style-name="T21">По</text:span></text:span><text:span text:style-name="Emphasis"><text:span text:style-name="T22"> </text:span></text:span><text:span text:style-name="Emphasis"><text:span text:style-name="T21">последним</text:span></text:span><text:span text:style-name="Emphasis"><text:span text:style-name="T22"> </text:span></text:span><text:span text:style-name="Emphasis"><text:span text:style-name="T21">сообщениям</text:span></text:span><text:span text:style-name="Emphasis"><text:span text:style-name="T22">. </text:span></text:span><text:span text:style-name="Emphasis"><text:span text:style-name="T21">Экстренное</text:span></text:span><text:span text:style-name="Emphasis"><text:span text:style-name="T22"> </text:span></text:span><text:span text:style-name="Emphasis"><text:span text:style-name="T21">с</text:span></text:span><text:span text:style-name="Emphasis"><text:span text:style-name="T22">.</text:span></text:span></text:p>
      <text:p text:style-name="P4"><text:bookmark text:name="selection_index8"/><text:span text:style-name="Strong_20_Emphasis"><text:span text:style-name="T15">3</text:span></text:span><text:span text:style-name="Strong_20_Emphasis"><text:span text:style-name="T16">.</text:span></text:span><text:span text:style-name="T16"> </text:span><text:span text:style-name="T15">Способ</text:span><text:span text:style-name="T16"> </text:span><text:span text:style-name="T15">передвижения</text:span><text:span text:style-name="T16">, </text:span><text:span text:style-name="T15">связи</text:span><text:span text:style-name="T16">. </text:span><text:span text:style-name="Emphasis"><text:span text:style-name="T15">Пути</text:span></text:span><text:span text:style-name="Emphasis"><text:span text:style-name="T16"> </text:span></text:span><text:span text:style-name="Emphasis"><text:span text:style-name="T15">сообщения</text:span></text:span><text:span text:style-name="Emphasis"><text:span text:style-name="T16">. </text:span></text:span><text:span text:style-name="Emphasis"><text:span text:style-name="T15">Удобное</text:span></text:span><text:span text:style-name="Emphasis"><text:span text:style-name="T16"> </text:span></text:span><text:span text:style-name="Emphasis"><text:span text:style-name="T15">с</text:span></text:span><text:span text:style-name="Emphasis"><text:span text:style-name="T16">.</text:span></text:span></text:p>
      <text:p text:style-name="P5"><text:span text:style-name="Emphasis"><text:span text:style-name="T17">(</text:span></text:span><text:span text:style-name="Emphasis"><text:span text:style-name="T26">Толковый</text:span></text:span><text:span text:style-name="Emphasis"><text:span text:style-name="T25"> </text:span></text:span><text:span text:style-name="Emphasis"><text:span text:style-name="T26">словарь</text:span></text:span><text:span text:style-name="Emphasis"><text:span text:style-name="T25"> </text:span></text:span><text:span text:style-name="Emphasis"><text:span text:style-name="T26">Ожегова</text:span></text:span><text:span text:style-name="Emphasis"><text:span text:style-name="T25">. </text:span></text:span><text:span text:style-name="Emphasis"><text:span text:style-name="T26">С</text:span></text:span><text:span text:style-name="Emphasis"><text:span text:style-name="T25">.</text:span></text:span><text:span text:style-name="Emphasis"><text:span text:style-name="T26">И</text:span></text:span><text:span text:style-name="Emphasis"><text:span text:style-name="T25">. </text:span></text:span><text:span text:style-name="Emphasis"><text:span text:style-name="T26">Ожегов</text:span></text:span><text:span text:style-name="Emphasis"><text:span text:style-name="T25">, </text:span></text:span><text:span text:style-name="Emphasis"><text:span text:style-name="T26">Н</text:span></text:span><text:span text:style-name="Emphasis"><text:span text:style-name="T25">.</text:span></text:span><text:span text:style-name="Emphasis"><text:span text:style-name="T26">Ю</text:span></text:span><text:span text:style-name="Emphasis"><text:span text:style-name="T25">. </text:span></text:span><text:span text:style-name="Emphasis"><text:span text:style-name="T26">Шведова</text:span></text:span><text:span text:style-name="Emphasis"><text:span text:style-name="T25">. </text:span></text:span><text:span text:style-name="Emphasis"><text:span text:style-name="T26">1949</text:span></text:span><text:span text:style-name="Emphasis"><text:span text:style-name="T25">-</text:span></text:span><text:span text:style-name="Emphasis"><text:span text:style-name="T26">1992</text:span></text:span><text:span text:style-name="Emphasis"><text:span text:style-name="T25">.)</text:span></text:span></text:p>
      <text:p text:style-name="P5"><text:span text:style-name="Emphasis"><text:span text:style-name="T25"/></text:span></text:p>
      <text:p text:style-name="P22"><text:soft-page-break/><text:span text:style-name="Emphasis"><text:span text:style-name="T51">Обработка</text:span></text:span><text:span text:style-name="Emphasis"><text:span text:style-name="T47"> </text:span></text:span><text:span text:style-name="Emphasis"><text:span text:style-name="T20">— </text:span></text:span><text:span text:style-name="Emphasis"><text:span text:style-name="T47"><text:s/></text:span></text:span><text:bookmark text:name="selection_index6"/><text:span text:style-name="Strong_20_Emphasis"><text:span text:style-name="T49">1</text:span></text:span><text:span text:style-name="Strong_20_Emphasis"><text:span text:style-name="T50">.</text:span></text:span><text:span text:style-name="T50"> </text:span><text:span text:style-name="Emphasis"><text:span text:style-name="T49">только</text:span></text:span><text:span text:style-name="Emphasis"><text:span text:style-name="T50"> </text:span></text:span><text:span text:style-name="Emphasis"><text:span text:style-name="T49">ед</text:span></text:span><text:span text:style-name="Emphasis"><text:span text:style-name="T50">.</text:span></text:span><text:span text:style-name="T50"> </text:span><text:span text:style-name="T49">Действие</text:span><text:span text:style-name="T50"> </text:span><text:span text:style-name="T49">по</text:span><text:span text:style-name="T50"> </text:span><text:span text:style-name="T49">гл</text:span><text:span text:style-name="T50">. </text:span><text:span text:style-name="T48">обработать - обрабатывать</text:span><text:span text:style-name="T50">. </text:span><text:span text:style-name="Emphasis"><text:span text:style-name="T50">«</text:span></text:span><text:span text:style-name="Emphasis"><text:span text:style-name="T49">Стоит</text:span></text:span><text:span text:style-name="Emphasis"><text:span text:style-name="T50"> </text:span></text:span><text:span text:style-name="Emphasis"><text:span text:style-name="T49">только</text:span></text:span><text:span text:style-name="Emphasis"><text:span text:style-name="T50"> </text:span></text:span><text:span text:style-name="Emphasis"><text:span text:style-name="T49">улучшить</text:span></text:span><text:span text:style-name="Emphasis"><text:span text:style-name="T50"> </text:span></text:span><text:span text:style-name="Emphasis"><text:span text:style-name="T49">использование</text:span></text:span><text:span text:style-name="Emphasis"><text:span text:style-name="T50"> </text:span></text:span><text:span text:style-name="Emphasis"><text:span text:style-name="T49">машин</text:span></text:span><text:span text:style-name="Emphasis"><text:span text:style-name="T50"> </text:span></text:span><text:span text:style-name="Emphasis"><text:span text:style-name="T49">итракторов</text:span></text:span><text:span text:style-name="Emphasis"><text:span text:style-name="T50">, </text:span></text:span><text:span text:style-name="Emphasis"><text:span text:style-name="T49">стоит</text:span></text:span><text:span text:style-name="Emphasis"><text:span text:style-name="T50"> </text:span></text:span><text:span text:style-name="Emphasis"><text:span text:style-name="T49">только</text:span></text:span><text:span text:style-name="Emphasis"><text:span text:style-name="T50"> </text:span></text:span><text:span text:style-name="Emphasis"><text:span text:style-name="T49">улучшить</text:span></text:span><text:span text:style-name="Emphasis"><text:span text:style-name="T50"> </text:span></text:span><text:span text:style-name="Emphasis"><text:span text:style-name="T49">обработку</text:span></text:span><text:span text:style-name="Emphasis"><text:span text:style-name="T50"> </text:span></text:span><text:span text:style-name="Emphasis"><text:span text:style-name="T49">земли</text:span></text:span><text:span text:style-name="Emphasis"><text:span text:style-name="T50"> - </text:span></text:span><text:span text:style-name="Emphasis"><text:span text:style-name="T49">и</text:span></text:span><text:span text:style-name="Emphasis"><text:span text:style-name="T50"> </text:span></text:span><text:span text:style-name="Emphasis"><text:span text:style-name="T49">мы</text:span></text:span><text:span text:style-name="Emphasis"><text:span text:style-name="T50"> </text:span></text:span><text:span text:style-name="Emphasis"><text:span text:style-name="T49">добьемся</text:span></text:span><text:span text:style-name="Emphasis"><text:span text:style-name="T50"> </text:span></text:span><text:span text:style-name="Emphasis"><text:span text:style-name="T49">того</text:span></text:span><text:span text:style-name="Emphasis"><text:span text:style-name="T50">, </text:span></text:span><text:span text:style-name="Emphasis"><text:span text:style-name="T49">что</text:span></text:span><text:span text:style-name="Emphasis"><text:span text:style-name="T50"> </text:span></text:span><text:span text:style-name="Emphasis"><text:span text:style-name="T49">увеличим</text:span></text:span><text:span text:style-name="Emphasis"><text:span text:style-name="T50"> </text:span></text:span><text:span text:style-name="Emphasis"><text:span text:style-name="T49">количествонаших</text:span></text:span><text:span text:style-name="Emphasis"><text:span text:style-name="T50"> </text:span></text:span><text:span text:style-name="Emphasis"><text:span text:style-name="T49">продуктов</text:span></text:span><text:span text:style-name="Emphasis"><text:span text:style-name="T50"> </text:span></text:span><text:span text:style-name="Emphasis"><text:span text:style-name="T49">вдвое</text:span></text:span><text:span text:style-name="Emphasis"><text:span text:style-name="T50">, </text:span></text:span><text:span text:style-name="Emphasis"><text:span text:style-name="T49">втрое</text:span></text:span><text:span text:style-name="Emphasis"><text:span text:style-name="T50">.»</text:span></text:span><text:span text:style-name="T50"> </text:span><text:span text:style-name="Emphasis"><text:span text:style-name="T49">Сталин</text:span></text:span><text:span text:style-name="T50">. </text:span><text:span text:style-name="T49">Обработка</text:span><text:span text:style-name="T50"> </text:span><text:span text:style-name="T49">металла</text:span><text:span text:style-name="T50">. </text:span><text:span text:style-name="T49">Обработка</text:span><text:span text:style-name="T50"> </text:span><text:span text:style-name="T49">статьи</text:span><text:span text:style-name="T50">.</text:span></text:p>
      <text:p text:style-name="Standard"><text:bookmark text:name="selection_index71"/><text:span text:style-name="Strong_20_Emphasis"><text:span text:style-name="T49">2</text:span></text:span><text:span text:style-name="Strong_20_Emphasis"><text:span text:style-name="T50">.</text:span></text:span><text:span text:style-name="T50"> </text:span><text:span text:style-name="T49">Результат</text:span><text:span text:style-name="T50"> </text:span><text:span text:style-name="T49">такого</text:span><text:span text:style-name="T50"> </text:span><text:span text:style-name="T49">действия</text:span><text:span text:style-name="T50">. </text:span><text:span text:style-name="T49">Сказки</text:span><text:span text:style-name="T50"> </text:span><text:span text:style-name="T49">Пушкина</text:span><text:span text:style-name="T50"> - </text:span><text:span text:style-name="T49">обработки</text:span><text:span text:style-name="T50"> </text:span><text:span text:style-name="T49">народных</text:span><text:span text:style-name="T50"> </text:span><text:span text:style-name="T49">сказочных</text:span><text:span text:style-name="T50"> </text:span><text:span text:style-name="T49">сюжетов</text:span><text:span text:style-name="T50">.</text:span></text:p>
      <text:p text:style-name="Standard"><text:bookmark text:name="selection_index81"/><text:span text:style-name="Emphasis"><text:span text:style-name="T33">(</text:span></text:span><text:span text:style-name="Emphasis"><text:span text:style-name="T31">Толковый</text:span></text:span><text:span text:style-name="Emphasis"><text:span text:style-name="T32"> </text:span></text:span><text:span text:style-name="Emphasis"><text:span text:style-name="T31">словарь</text:span></text:span><text:span text:style-name="Emphasis"><text:span text:style-name="T32"> </text:span></text:span><text:span text:style-name="Emphasis"><text:span text:style-name="T31">Ушакова</text:span></text:span><text:span text:style-name="Emphasis"><text:span text:style-name="T32">. </text:span></text:span><text:span text:style-name="Emphasis"><text:span text:style-name="T31">Д</text:span></text:span><text:span text:style-name="Emphasis"><text:span text:style-name="T32">.</text:span></text:span><text:span text:style-name="Emphasis"><text:span text:style-name="T31">Н</text:span></text:span><text:span text:style-name="Emphasis"><text:span text:style-name="T32">. </text:span></text:span><text:span text:style-name="Emphasis"><text:span text:style-name="T31">Ушаков</text:span></text:span><text:span text:style-name="Emphasis"><text:span text:style-name="T32">. </text:span></text:span><text:span text:style-name="Emphasis"><text:span text:style-name="T31">1935</text:span></text:span><text:span text:style-name="Emphasis"><text:span text:style-name="T32">-</text:span></text:span><text:span text:style-name="Emphasis"><text:span text:style-name="T31">1940</text:span></text:span><text:span text:style-name="Emphasis"><text:span text:style-name="T32">.</text:span></text:span><text:span text:style-name="Emphasis"><text:span text:style-name="T34">)</text:span></text:span></text:p>
      <text:p text:style-name="Standard"><text:span text:style-name="Emphasis"><text:span text:style-name="T34"/></text:span></text:p>
      <text:p text:style-name="P24"><text:span text:style-name="Emphasis"><text:span text:style-name="T35">Альтернативное определение </text:span></text:span><text:span text:style-name="Emphasis"><text:span text:style-name="T42">«</text:span></text:span><text:span text:style-name="Emphasis"><text:span text:style-name="T43">информации»</text:span></text:span><text:span text:style-name="Emphasis"><text:span text:style-name="T35"> является очень похожим на лекционное, однако на мой взгляд является более простым и интуитивно понятным. </text:span></text:span><text:span text:style-name="Emphasis"><text:span text:style-name="T36">Лекционное определение </text:span></text:span><text:span text:style-name="Emphasis"><text:span text:style-name="T44">«сообщения»</text:span></text:span><text:span text:style-name="Emphasis"><text:span text:style-name="T36"> и </text:span></text:span><text:span text:style-name="Emphasis"><text:span text:style-name="T44">«обработки»</text:span></text:span><text:span text:style-name="Emphasis"><text:span text:style-name="T36"> являются довольно узким и применимыми непосредственно к информационным системам, в то время, как альтернативные определения, наоборот, является очень широкими и размытыми. </text:span></text:span></text:p>
      <text:p text:style-name="P25"><text:span text:style-name="Emphasis"><text:span text:style-name="T36"/></text:span></text:p>
      <text:p text:style-name="P26"><text:span text:style-name="Emphasis"><text:span text:style-name="T37">Формальное выражение для понятия </text:span></text:span><text:span text:style-name="Emphasis"><text:span text:style-name="T42">«обработка»:</text:span></text:span></text:p>
      <text:p text:style-name="P26"><text:span text:style-name="Emphasis"><text:span text:style-name="T38">О = (М, Ф, С, МИФ, МИС, ФИС, МИФИС)</text:span></text:span></text:p>
      <text:p text:style-name="P26"><text:span text:style-name="Emphasis"><text:span text:style-name="T38"/></text:span></text:p>
      <text:p text:style-name="P26"><text:span text:style-name="Emphasis"><text:span text:style-name="T38"/></text:span></text:p>
      <text:p text:style-name="P27"><text:span text:style-name="Emphasis"><text:span text:style-name="T45">Пример информации</text:span></text:span><text:span text:style-name="Emphasis"><text:span text:style-name="T39">: стоимость игрока на трансферном рынке, количество страниц в книге, частота звука, исходящего от двигателя.</text:span></text:span></text:p>
      <text:p text:style-name="P28"><text:span text:style-name="Emphasis"><text:span text:style-name="T40">Пример сообщения: сообщение об ошибке в САПР, СМС сообщение, ответ с сервера.</text:span></text:span></text:p>
      <text:p text:style-name="P2"><text:span text:style-name="Emphasis"><text:span text:style-name="T40"/></text:span></text:p>
      <text:p text:style-name="P3"><text:span text:style-name="Emphasis"><text:span text:style-name="T46">Дата:</text:span></text:span><text:span text:style-name="Emphasis"><text:span text:style-name="T41"> 21.04.2018</text:span></text:span></text:p>
      <text:p text:style-name="P3"><text:span text:style-name="Emphasis"><text:span text:style-name="T46">Подпись:</text:span></text:span></text:p>
      <text:p text:style-name="Standard"><text:span text:style-name="Emphasis"><text:span text:style-name="T34"/></text:span></text:p>
      <text:p text:style-name="Standard"><text:span text:style-name="Emphasis"><text:span text:style-name="T34"/></text:span></text:p>
      <text:p text:style-name="P6"><text:span text:style-name="Emphasis"><text:span text:style-name="T30"/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_20_new_20_roman" style:display-name="Times new roman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fo:font-size="14pt" fo:font-weight="bold" officeooo:rsid="000d0ea0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25:16.588975246</meta:creation-date>
    <dc:date>2018-04-21T21:52:37.782374420</dc:date>
    <meta:editing-duration>PT1H6M2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327" meta:character-count="2621" meta:non-whitespace-character-count="2309"/>
  </office:meta>
</office:document-meta>
</file>